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9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4.55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 tableooo:tab-color="#2a6099"/>
    </style:style>
    <style:style style:name="ce1" style:family="table-cell" style:parent-style-name="Default">
      <style:table-cell-properties fo:border="0.99pt dashed #ff860d"/>
    </style:style>
    <style:style style:name="ce2" style:family="table-cell" style:parent-style-name="Default">
      <style:table-cell-properties fo:border="0.99pt dashed #f10d0c"/>
    </style:style>
    <style:style style:name="ce3" style:family="table-cell" style:parent-style-name="Default">
      <style:table-cell-properties fo:border="0.99pt dashed #3465a4"/>
    </style:style>
    <style:style style:name="ce4" style:family="table-cell" style:parent-style-name="Default">
      <style:table-cell-properties fo:border="0.99pt dashed #00a933"/>
    </style:style>
    <style:style style:name="ce5" style:family="table-cell" style:parent-style-name="Default">
      <style:table-cell-properties fo:border="0.99pt dashed #000000"/>
    </style:style>
    <style:style style:name="ce6" style:family="table-cell" style:parent-style-name="Default">
      <style:table-cell-properties fo:border="0.99pt dashed #ffff00"/>
    </style:style>
    <style:style style:name="ce7" style:family="table-cell" style:parent-style-name="Default">
      <style:table-cell-properties fo:background-color="#55215b" fo:border="0.99pt dashed #ff860d"/>
      <style:text-properties fo:color="#ffffff"/>
    </style:style>
    <style:style style:name="ce8" style:family="table-cell" style:parent-style-name="Default">
      <style:table-cell-properties fo:background-color="#55215b" fo:border="0.99pt dashed #f10d0c"/>
      <style:text-properties fo:color="#ffffff"/>
    </style:style>
    <style:style style:name="ce9" style:family="table-cell" style:parent-style-name="Default">
      <style:table-cell-properties fo:background-color="#55215b" fo:border="0.99pt dashed #3465a4"/>
      <style:text-properties fo:color="#ffffff"/>
    </style:style>
    <style:style style:name="ce10" style:family="table-cell" style:parent-style-name="Default">
      <style:table-cell-properties fo:background-color="#55215b" fo:border="0.99pt dashed #00a933"/>
      <style:text-properties fo:color="#ffffff"/>
    </style:style>
    <style:style style:name="ce11" style:family="table-cell" style:parent-style-name="Default">
      <style:table-cell-properties fo:background-color="#55215b" fo:border="0.99pt dashed #000000"/>
      <style:text-properties fo:color="#ffffff"/>
    </style:style>
    <style:style style:name="ce12" style:family="table-cell" style:parent-style-name="Default">
      <style:table-cell-properties fo:background-color="#55215b" fo:border="0.99pt dashed #ffff00"/>
      <style:text-properties fo:color="#ffffff"/>
    </style:style>
    <style:style style:name="ce13" style:family="table-cell" style:parent-style-name="Default">
      <style:table-cell-properties fo:background-color="#5b277d" fo:border="0.99pt dashed #ff860d"/>
      <style:text-properties fo:color="#ffffff"/>
    </style:style>
    <style:style style:name="ce14" style:family="table-cell" style:parent-style-name="Default">
      <style:table-cell-properties fo:background-color="#5b277d" fo:border="0.99pt dashed #f10d0c"/>
      <style:text-properties fo:color="#ffffff"/>
    </style:style>
    <style:style style:name="ce15" style:family="table-cell" style:parent-style-name="Default">
      <style:table-cell-properties fo:background-color="#5b277d" fo:border="0.99pt dashed #3465a4"/>
      <style:text-properties fo:color="#ffffff"/>
    </style:style>
    <style:style style:name="ce16" style:family="table-cell" style:parent-style-name="Default">
      <style:table-cell-properties fo:background-color="#5b277d" fo:border="0.99pt dashed #00a933"/>
      <style:text-properties fo:color="#ffffff"/>
    </style:style>
    <style:style style:name="ce17" style:family="table-cell" style:parent-style-name="Default">
      <style:table-cell-properties fo:background-color="#5b277d" fo:border="0.99pt dashed #000000"/>
      <style:text-properties fo:color="#ffffff"/>
    </style:style>
    <style:style style:name="ce18" style:family="table-cell" style:parent-style-name="Default">
      <style:table-cell-properties fo:background-color="#5b277d" fo:border="0.99pt dashed #ffff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int 1" table:style-name="ta1">
        <table:shapes>
          <draw:frame draw:z-index="0" draw:style-name="gr1" draw:text-style-name="P1" svg:width="113.4mm" svg:height="55.93mm" svg:x="255.97mm" svg:y="5.1mm">
            <draw:object draw:notify-on-update-of-ranges="'Sprint 1'.D3:'Sprint 1'.G3 'Sprint 1'.B4:'Sprint 1'.B4 'Sprint 1'.D4:'Sprint 1'.G4 'Sprint 1'.B5:'Sprint 1'.B5 'Sprint 1'.D5:'Sprint 1'.G5 'Sprint 1'.B6:'Sprint 1'.B6 'Sprint 1'.D6:'Sprint 1'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5.21mm" svg:height="58.24mm" svg:x="254.46mm" svg:y="72.7mm">
            <draw:object draw:notify-on-update-of-ranges="'Sprint 1'.D8:'Sprint 1'.G8 'Sprint 1'.B9:'Sprint 1'.B9 'Sprint 1'.D9:'Sprint 1'.G9 'Sprint 1'.B10:'Sprint 1'.B10 'Sprint 1'.D10:'Sprint 1'.G10 'Sprint 1'.B11:'Sprint 1'.B11 'Sprint 1'.D11:'Sprint 1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3.12mm" svg:height="58mm" svg:x="374.63mm" svg:y="5.83mm">
            <draw:object draw:notify-on-update-of-ranges="'Sprint 1'.D18:'Sprint 1'.G18 'Sprint 1'.B19:'Sprint 1'.B19 'Sprint 1'.D19:'Sprint 1'.G19 'Sprint 1'.B20:'Sprint 1'.B20 'Sprint 1'.D20:'Sprint 1'.G20 'Sprint 1'.B21:'Sprint 1'.B21 'Sprint 1'.D21:'Sprint 1'.G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5.28mm" svg:height="61.86mm" svg:x="371.97mm" svg:y="73.08mm">
            <draw:object draw:notify-on-update-of-ranges="'Sprint 1'.D18:'Sprint 1'.G18 'Sprint 1'.B19:'Sprint 1'.B19 'Sprint 1'.D19:'Sprint 1'.G19 'Sprint 1'.B20:'Sprint 1'.B20 'Sprint 1'.D20:'Sprint 1'.G20 'Sprint 1'.B21:'Sprint 1'.B21 'Sprint 1'.D21:'Sprint 1'.G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4.55mm" svg:height="58.81mm" svg:x="311.66mm" svg:y="143.09mm">
            <draw:object draw:notify-on-update-of-ranges="'Sprint 1'.D23:'Sprint 1'.G23 'Sprint 1'.B24:'Sprint 1'.B24 'Sprint 1'.D24:'Sprint 1'.G24 'Sprint 1'.B25:'Sprint 1'.B25 'Sprint 1'.D25:'Sprint 1'.G25 'Sprint 1'.B26:'Sprint 1'.B26 'Sprint 1'.D26:'Sprint 1'.G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print 1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ntonio</text:p>
            <text:p>Parra</text:p>
          </table:table-cell>
          <table:table-cell table:style-name="ce2" office:value-type="string" calcext:value-type="string">
            <text:p>Tarea 1</text:p>
          </table:table-cell>
          <table:table-cell table:style-name="ce8"/>
          <table:table-cell table:style-name="ce2" table:number-columns-repeated="4"/>
          <table:table-cell table:style-name="ce14" table:formula="of:=[.D4]+[.E4]+[.F4]+[.G4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Tarea 2</text:p>
          </table:table-cell>
          <table:table-cell table:style-name="ce8"/>
          <table:table-cell table:style-name="ce2" table:number-columns-repeated="4"/>
          <table:table-cell table:style-name="ce14" table:formula="of:=[.D5]+[.E5]+[.F5]+[.G5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Tarea 3</text:p>
          </table:table-cell>
          <table:table-cell table:style-name="ce8"/>
          <table:table-cell table:style-name="ce2" table:number-columns-repeated="4"/>
          <table:table-cell table:style-name="ce14" table:formula="of:=[.D6]+[.E6]+[.F6]+[.G6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Víctor</text:p>
            <text:p>Quiroz</text:p>
          </table:table-cell>
          <table:table-cell table:style-name="ce3" office:value-type="string" calcext:value-type="string">
            <text:p>Tarea 1</text:p>
          </table:table-cell>
          <table:table-cell table:style-name="ce9"/>
          <table:table-cell table:style-name="ce3" table:number-columns-repeated="4"/>
          <table:table-cell table:style-name="ce15" table:formula="of:=[.D9]+[.E9]+[.F9]+[.G9]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Tarea 2</text:p>
          </table:table-cell>
          <table:table-cell table:style-name="ce9"/>
          <table:table-cell table:style-name="ce3" table:number-columns-repeated="4"/>
          <table:table-cell table:style-name="ce15" table:formula="of:=[.D10]+[.E10]+[.F10]+[.G10]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Tarea 3</text:p>
          </table:table-cell>
          <table:table-cell table:style-name="ce9"/>
          <table:table-cell table:style-name="ce3" table:number-columns-repeated="4"/>
          <table:table-cell table:style-name="ce15" table:formula="of:=[.D11]+[.E11]+[.F11]+[.G11]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Eduardo</text:p>
            <text:p>Lobos</text:p>
          </table:table-cell>
          <table:table-cell table:style-name="ce4" office:value-type="string" calcext:value-type="string">
            <text:p>Tarea 1</text:p>
          </table:table-cell>
          <table:table-cell table:style-name="ce10"/>
          <table:table-cell table:style-name="ce4" table:number-columns-repeated="4"/>
          <table:table-cell table:style-name="ce16" table:formula="of:=[.D14]+[.E14]+[.F14]+[.G14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Tarea 2</text:p>
          </table:table-cell>
          <table:table-cell table:style-name="ce10"/>
          <table:table-cell table:style-name="ce4" table:number-columns-repeated="4"/>
          <table:table-cell table:style-name="ce16" table:formula="of:=[.D15]+[.E15]+[.F15]+[.G15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5"/>
        </table:table-row>
        <table:table-row table:style-name="ro3">
          <table:table-cell table:style-name="ce4"/>
          <table:table-cell table:style-name="ce4" office:value-type="string" calcext:value-type="string">
            <text:p>Tarea 3</text:p>
          </table:table-cell>
          <table:table-cell table:style-name="ce10"/>
          <table:table-cell table:style-name="ce4" table:number-columns-repeated="4"/>
          <table:table-cell table:style-name="ce16" table:formula="of:=[.D16]+[.E16]+[.F16]+[.G16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Fernando</text:p>
            <text:p>Torres</text:p>
          </table:table-cell>
          <table:table-cell table:style-name="ce5" office:value-type="string" calcext:value-type="string">
            <text:p>Tarea 1</text:p>
          </table:table-cell>
          <table:table-cell table:style-name="ce11"/>
          <table:table-cell table:style-name="ce5" table:number-columns-repeated="4"/>
          <table:table-cell table:style-name="ce17" table:formula="of:=[.D19]+[.E19]+[.F19]+[.G19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Tarea 2</text:p>
          </table:table-cell>
          <table:table-cell table:style-name="ce11"/>
          <table:table-cell table:style-name="ce5" table:number-columns-repeated="4"/>
          <table:table-cell table:style-name="ce17" table:formula="of:=[.D20]+[.E20]+[.F20]+[.G20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Tarea 3</text:p>
          </table:table-cell>
          <table:table-cell table:style-name="ce11"/>
          <table:table-cell table:style-name="ce5" table:number-columns-repeated="4"/>
          <table:table-cell table:style-name="ce17" table:formula="of:=[.D21]+[.E21]+[.F21]+[.G21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5"/>
        </table:table-row>
        <table:table-row table:style-name="ro5">
          <table:table-cell table:number-columns-repeated="15"/>
        </table:table-row>
        <table:table-row table:style-name="ro2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Maximiliano</text:p>
            <text:p>Gonzáles</text:p>
          </table:table-cell>
          <table:table-cell table:style-name="ce6" office:value-type="string" calcext:value-type="string">
            <text:p>Tarea 1</text:p>
          </table:table-cell>
          <table:table-cell table:style-name="ce12"/>
          <table:table-cell table:style-name="ce6" table:number-columns-repeated="4"/>
          <table:table-cell table:style-name="ce18" table:formula="of:=[.D24]+[.E24]+[.F24]+[.G24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6"/>
          <table:table-cell table:style-name="ce6" office:value-type="string" calcext:value-type="string">
            <text:p>Tarea 2</text:p>
          </table:table-cell>
          <table:table-cell table:style-name="ce12"/>
          <table:table-cell table:style-name="ce6" table:number-columns-repeated="4"/>
          <table:table-cell table:style-name="ce18" table:formula="of:=[.D25]+[.E25]+[.F25]+[.G25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6"/>
          <table:table-cell table:style-name="ce6" office:value-type="string" calcext:value-type="string">
            <text:p>Tarea 3</text:p>
          </table:table-cell>
          <table:table-cell table:style-name="ce12"/>
          <table:table-cell table:style-name="ce6" table:number-columns-repeated="4"/>
          <table:table-cell table:style-name="ce18" table:formula="of:=[.D26]+[.E26]+[.F26]+[.G26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5"/>
        </table:table-row>
      </table:table>
      <table:table table:name="Sprint 2" table:style-name="ta2">
        <table:shapes>
          <draw:frame draw:z-index="0" draw:style-name="gr1" draw:text-style-name="P1" svg:width="110.74mm" svg:height="52.69mm" svg:x="249.98mm" svg:y="4.8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12.52mm" svg:height="54.86mm" svg:x="248.5mm" svg:y="68.49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00.71mm" svg:height="54.64mm" svg:x="365.86mm" svg:y="5.49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02.82mm" svg:height="58.28mm" svg:x="363.26mm" svg:y="68.84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02.11mm" svg:height="55.4mm" svg:x="304.36mm" svg:y="134.8m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print 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2" office:value-type="string" calcext:value-type="string">
            <text:p>Antonio</text:p>
            <text:p>Parra</text:p>
          </table:table-cell>
          <table:table-cell table:style-name="ce2" office:value-type="string" calcext:value-type="string">
            <text:p>Tarea 1</text:p>
          </table:table-cell>
          <table:table-cell table:style-name="ce8"/>
          <table:table-cell table:style-name="ce2" table:number-columns-repeated="4"/>
          <table:table-cell table:style-name="ce14" table:formula="of:=[.D4]+[.E4]+[.F4]+[.G4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Tarea 2</text:p>
          </table:table-cell>
          <table:table-cell table:style-name="ce8"/>
          <table:table-cell table:style-name="ce2" table:number-columns-repeated="4"/>
          <table:table-cell table:style-name="ce14" table:formula="of:=[.D5]+[.E5]+[.F5]+[.G5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Tarea 3</text:p>
          </table:table-cell>
          <table:table-cell table:style-name="ce8"/>
          <table:table-cell table:style-name="ce2" table:number-columns-repeated="4"/>
          <table:table-cell table:style-name="ce14" table:formula="of:=[.D6]+[.E6]+[.F6]+[.G6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3" office:value-type="string" calcext:value-type="string">
            <text:p>Víctor</text:p>
            <text:p>Quiroz</text:p>
          </table:table-cell>
          <table:table-cell table:style-name="ce3" office:value-type="string" calcext:value-type="string">
            <text:p>Tarea 1</text:p>
          </table:table-cell>
          <table:table-cell table:style-name="ce9"/>
          <table:table-cell table:style-name="ce3" table:number-columns-repeated="4"/>
          <table:table-cell table:style-name="ce15" table:formula="of:=[.D9]+[.E9]+[.F9]+[.G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Tarea 2</text:p>
          </table:table-cell>
          <table:table-cell table:style-name="ce9"/>
          <table:table-cell table:style-name="ce3" table:number-columns-repeated="4"/>
          <table:table-cell table:style-name="ce15" table:formula="of:=[.D10]+[.E10]+[.F10]+[.G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Tarea 3</text:p>
          </table:table-cell>
          <table:table-cell table:style-name="ce9"/>
          <table:table-cell table:style-name="ce3" table:number-columns-repeated="4"/>
          <table:table-cell table:style-name="ce15" table:formula="of:=[.D11]+[.E11]+[.F11]+[.G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4" office:value-type="string" calcext:value-type="string">
            <text:p>Eduardo</text:p>
            <text:p>Lobos</text:p>
          </table:table-cell>
          <table:table-cell table:style-name="ce4" office:value-type="string" calcext:value-type="string">
            <text:p>Tarea 1</text:p>
          </table:table-cell>
          <table:table-cell table:style-name="ce10"/>
          <table:table-cell table:style-name="ce4" table:number-columns-repeated="4"/>
          <table:table-cell table:style-name="ce16" table:formula="of:=[.D14]+[.E14]+[.F14]+[.G14]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Tarea 2</text:p>
          </table:table-cell>
          <table:table-cell table:style-name="ce10"/>
          <table:table-cell table:style-name="ce4" table:number-columns-repeated="4"/>
          <table:table-cell table:style-name="ce16" table:formula="of:=[.D15]+[.E15]+[.F15]+[.G15]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Tarea 3</text:p>
          </table:table-cell>
          <table:table-cell table:style-name="ce10"/>
          <table:table-cell table:style-name="ce4" table:number-columns-repeated="4"/>
          <table:table-cell table:style-name="ce16" table:formula="of:=[.D16]+[.E16]+[.F16]+[.G16]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5" office:value-type="string" calcext:value-type="string">
            <text:p>Fernando</text:p>
            <text:p>Torres</text:p>
          </table:table-cell>
          <table:table-cell table:style-name="ce5" office:value-type="string" calcext:value-type="string">
            <text:p>Tarea 1</text:p>
          </table:table-cell>
          <table:table-cell table:style-name="ce11"/>
          <table:table-cell table:style-name="ce5" table:number-columns-repeated="4"/>
          <table:table-cell table:style-name="ce17" table:formula="of:=[.D19]+[.E19]+[.F19]+[.G19]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Tarea 2</text:p>
          </table:table-cell>
          <table:table-cell table:style-name="ce11"/>
          <table:table-cell table:style-name="ce5" table:number-columns-repeated="4"/>
          <table:table-cell table:style-name="ce17" table:formula="of:=[.D20]+[.E20]+[.F20]+[.G20]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Tarea 3</text:p>
          </table:table-cell>
          <table:table-cell table:style-name="ce11"/>
          <table:table-cell table:style-name="ce5" table:number-columns-repeated="4"/>
          <table:table-cell table:style-name="ce17" table:formula="of:=[.D21]+[.E21]+[.F21]+[.G21]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6" office:value-type="string" calcext:value-type="string">
            <text:p>Maximiliano</text:p>
            <text:p>Gonzáles</text:p>
          </table:table-cell>
          <table:table-cell table:style-name="ce6" office:value-type="string" calcext:value-type="string">
            <text:p>Tarea 1</text:p>
          </table:table-cell>
          <table:table-cell table:style-name="ce12"/>
          <table:table-cell table:style-name="ce6" table:number-columns-repeated="4"/>
          <table:table-cell table:style-name="ce18" table:formula="of:=[.D24]+[.E24]+[.F24]+[.G24]"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Tarea 2</text:p>
          </table:table-cell>
          <table:table-cell table:style-name="ce12"/>
          <table:table-cell table:style-name="ce6" table:number-columns-repeated="4"/>
          <table:table-cell table:style-name="ce18" table:formula="of:=[.D25]+[.E25]+[.F25]+[.G25]"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Tarea 3</text:p>
          </table:table-cell>
          <table:table-cell table:style-name="ce12"/>
          <table:table-cell table:style-name="ce6" table:number-columns-repeated="4"/>
          <table:table-cell table:style-name="ce18" table:formula="of:=[.D26]+[.E26]+[.F26]+[.G26]" office:value-type="float" office:value="0" calcext:value-type="float">
            <text:p>0</text:p>
          </table:table-cell>
          <table:table-cell table:style-name="ce6" table:number-columns-repeated="2"/>
        </table:table-row>
      </table:table>
      <table:table table:name="Sprint 3" table:style-name="ta3">
        <table:shapes>
          <draw:frame draw:z-index="0" draw:style-name="gr1" draw:text-style-name="P1" svg:width="110.74mm" svg:height="52.69mm" svg:x="249.98mm" svg:y="4.8m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12.52mm" svg:height="54.86mm" svg:x="248.5mm" svg:y="68.49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00.71mm" svg:height="54.64mm" svg:x="365.86mm" svg:y="5.49m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02.82mm" svg:height="58.28mm" svg:x="363.26mm" svg:y="68.84m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102.11mm" svg:height="55.4mm" svg:x="304.36mm" svg:y="134.8m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print 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2" office:value-type="string" calcext:value-type="string">
            <text:p>Antonio</text:p>
            <text:p>Parra</text:p>
          </table:table-cell>
          <table:table-cell table:style-name="ce2" office:value-type="string" calcext:value-type="string">
            <text:p>Tarea 1</text:p>
          </table:table-cell>
          <table:table-cell table:style-name="ce8"/>
          <table:table-cell table:style-name="ce2" table:number-columns-repeated="4"/>
          <table:table-cell table:style-name="ce14" table:formula="of:=[.D4]+[.E4]+[.F4]+[.G4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Tarea 2</text:p>
          </table:table-cell>
          <table:table-cell table:style-name="ce8"/>
          <table:table-cell table:style-name="ce2" table:number-columns-repeated="4"/>
          <table:table-cell table:style-name="ce14" table:formula="of:=[.D5]+[.E5]+[.F5]+[.G5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Tarea 3</text:p>
          </table:table-cell>
          <table:table-cell table:style-name="ce8"/>
          <table:table-cell table:style-name="ce2" table:number-columns-repeated="4"/>
          <table:table-cell table:style-name="ce14" table:formula="of:=[.D6]+[.E6]+[.F6]+[.G6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3" office:value-type="string" calcext:value-type="string">
            <text:p>Víctor</text:p>
            <text:p>Quiroz</text:p>
          </table:table-cell>
          <table:table-cell table:style-name="ce3" office:value-type="string" calcext:value-type="string">
            <text:p>Tarea 1</text:p>
          </table:table-cell>
          <table:table-cell table:style-name="ce9"/>
          <table:table-cell table:style-name="ce3" table:number-columns-repeated="4"/>
          <table:table-cell table:style-name="ce15" table:formula="of:=[.D9]+[.E9]+[.F9]+[.G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Tarea 2</text:p>
          </table:table-cell>
          <table:table-cell table:style-name="ce9"/>
          <table:table-cell table:style-name="ce3" table:number-columns-repeated="4"/>
          <table:table-cell table:style-name="ce15" table:formula="of:=[.D10]+[.E10]+[.F10]+[.G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Tarea 3</text:p>
          </table:table-cell>
          <table:table-cell table:style-name="ce9"/>
          <table:table-cell table:style-name="ce3" table:number-columns-repeated="4"/>
          <table:table-cell table:style-name="ce15" table:formula="of:=[.D11]+[.E11]+[.F11]+[.G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4" office:value-type="string" calcext:value-type="string">
            <text:p>Eduardo</text:p>
            <text:p>Lobos</text:p>
          </table:table-cell>
          <table:table-cell table:style-name="ce4" office:value-type="string" calcext:value-type="string">
            <text:p>Tarea 1</text:p>
          </table:table-cell>
          <table:table-cell table:style-name="ce10"/>
          <table:table-cell table:style-name="ce4" table:number-columns-repeated="4"/>
          <table:table-cell table:style-name="ce16" table:formula="of:=[.D14]+[.E14]+[.F14]+[.G14]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Tarea 2</text:p>
          </table:table-cell>
          <table:table-cell table:style-name="ce10"/>
          <table:table-cell table:style-name="ce4" table:number-columns-repeated="4"/>
          <table:table-cell table:style-name="ce16" table:formula="of:=[.D15]+[.E15]+[.F15]+[.G15]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Tarea 3</text:p>
          </table:table-cell>
          <table:table-cell table:style-name="ce10"/>
          <table:table-cell table:style-name="ce4" table:number-columns-repeated="4"/>
          <table:table-cell table:style-name="ce16" table:formula="of:=[.D16]+[.E16]+[.F16]+[.G16]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5" office:value-type="string" calcext:value-type="string">
            <text:p>Fernando</text:p>
            <text:p>Torres</text:p>
          </table:table-cell>
          <table:table-cell table:style-name="ce5" office:value-type="string" calcext:value-type="string">
            <text:p>Tarea 1</text:p>
          </table:table-cell>
          <table:table-cell table:style-name="ce11"/>
          <table:table-cell table:style-name="ce5" table:number-columns-repeated="4"/>
          <table:table-cell table:style-name="ce17" table:formula="of:=[.D19]+[.E19]+[.F19]+[.G19]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Tarea 2</text:p>
          </table:table-cell>
          <table:table-cell table:style-name="ce11"/>
          <table:table-cell table:style-name="ce5" table:number-columns-repeated="4"/>
          <table:table-cell table:style-name="ce17" table:formula="of:=[.D20]+[.E20]+[.F20]+[.G20]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Tarea 3</text:p>
          </table:table-cell>
          <table:table-cell table:style-name="ce11"/>
          <table:table-cell table:style-name="ce5" table:number-columns-repeated="4"/>
          <table:table-cell table:style-name="ce17" table:formula="of:=[.D21]+[.E21]+[.F21]+[.G21]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 table:number-columns-repeated="10"/>
        </table:table-row>
        <table:table-row table:style-name="ro6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Trabajos</text:p>
            <text:p>Designados</text:p>
          </table:table-cell>
          <table:table-cell table:style-name="ce7" office:value-type="string" calcext:value-type="string">
            <text:p>Horas Totales</text:p>
            <text:p>Asignadas por Tarea</text:p>
          </table:table-cell>
          <table:table-cell table:style-name="ce1" office:value-type="string" calcext:value-type="string">
            <text:p>Primera</text:p>
            <text:p>Semana</text:p>
          </table:table-cell>
          <table:table-cell table:style-name="ce1" office:value-type="string" calcext:value-type="string">
            <text:p>Segunda</text:p>
            <text:p>Semana</text:p>
          </table:table-cell>
          <table:table-cell table:style-name="ce1" office:value-type="string" calcext:value-type="string">
            <text:p>Tercera</text:p>
            <text:p>Semana</text:p>
          </table:table-cell>
          <table:table-cell table:style-name="ce1" office:value-type="string" calcext:value-type="string">
            <text:p>Cuarta</text:p>
            <text:p>Semana</text:p>
          </table:table-cell>
          <table:table-cell table:style-name="ce13" office:value-type="string" calcext:value-type="string">
            <text:p>Horas Totales</text:p>
            <text:p>Utilizadas</text:p>
          </table:table-cell>
          <table:table-cell table:style-name="ce1" office:value-type="string" calcext:value-type="string">
            <text:p>¿Completó el</text:p>
            <text:p>Objetivo?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6">
          <table:table-cell table:style-name="ce6" office:value-type="string" calcext:value-type="string">
            <text:p>Maximiliano</text:p>
            <text:p>Gonzáles</text:p>
          </table:table-cell>
          <table:table-cell table:style-name="ce6" office:value-type="string" calcext:value-type="string">
            <text:p>Tarea 1</text:p>
          </table:table-cell>
          <table:table-cell table:style-name="ce12"/>
          <table:table-cell table:style-name="ce6" table:number-columns-repeated="4"/>
          <table:table-cell table:style-name="ce18" table:formula="of:=[.D24]+[.E24]+[.F24]+[.G24]"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Tarea 2</text:p>
          </table:table-cell>
          <table:table-cell table:style-name="ce12"/>
          <table:table-cell table:style-name="ce6" table:number-columns-repeated="4"/>
          <table:table-cell table:style-name="ce18" table:formula="of:=[.D25]+[.E25]+[.F25]+[.G25]"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Tarea 3</text:p>
          </table:table-cell>
          <table:table-cell table:style-name="ce12"/>
          <table:table-cell table:style-name="ce6" table:number-columns-repeated="4"/>
          <table:table-cell table:style-name="ce18" table:formula="of:=[.D26]+[.E26]+[.F26]+[.G26]" office:value-type="float" office:value="0" calcext:value-type="float">
            <text:p>0</text:p>
          </table:table-cell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-00-0000</text:date>, <text:time style:data-style-name="N2" text:time-value="15:43:39.023267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Linux_X86_64 LibreOffice_project/20$Build-2</meta:generator>
    <dc:date>2019-08-09T16:54:53.128421653</dc:date>
    <meta:editing-duration>PT28M31S</meta:editing-duration>
    <meta:editing-cycles>5</meta:editing-cycles>
    <meta:document-statistic meta:table-count="3" meta:cell-count="25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41cm" svg:height="5.594cm" xlink:href=".." xlink:type="simple" chart:class="chart:bar" chart:style-name="ch1">
        <chart:title svg:x="4.687cm" svg:y="0.247cm" chart:style-name="ch2">
          <text:p>Progreso</text:p>
        </chart:title>
        <chart:subtitle svg:x="4.422cm" svg:y="1.137cm" chart:style-name="ch3">
          <text:p>Antonio Parra</text:p>
        </chart:subtitle>
        <chart:legend chart:legend-position="end" svg:x="9.422cm" svg:y="2cm" style:legend-expansion="high" chart:style-name="ch4"/>
        <chart:plot-area chart:style-name="ch5" table:cell-range-address="'Sprint 1'.D3:'Sprint 1'.G6 'Sprint 1'.B4:'Sprint 1'.B6" chart:data-source-has-labels="both" svg:x="0.226cm" svg:y="1.931cm" svg:width="8.97cm" svg:height="3.552cm">
          <chartooo:coordinate-region svg:x="0.847cm" svg:y="2.13cm" svg:width="8.349cm" svg:height="2.309cm"/>
          <chart:axis chart:dimension="x" chart:name="primary-x" chart:style-name="ch6" chartooo:axis-type="auto">
            <chartooo:date-scale/>
            <chart:categories table:cell-range-address="'Sprint 1'.D3:'Sprint 1'.G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print 1'.D4:'Sprint 1'.G4" chart:label-cell-address="'Sprint 1'.B4:'Sprint 1'.B4" chart:class="chart:bar">
            <chart:data-point chart:repeated="4"/>
          </chart:series>
          <chart:series chart:style-name="ch10" chart:values-cell-range-address="'Sprint 1'.D5:'Sprint 1'.G5" chart:label-cell-address="'Sprint 1'.B5:'Sprint 1'.B5" chart:class="chart:bar">
            <chart:data-point chart:repeated="4"/>
          </chart:series>
          <chart:series chart:style-name="ch11" chart:values-cell-range-address="'Sprint 1'.D6:'Sprint 1'.G6" chart:label-cell-address="'Sprint 1'.B6:'Sprint 1'.B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  <draw:g>
                  <svg:desc>'Sprint 1'.D3:'Sprint 1'.G3</svg:desc>
                </draw:g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  <draw:g>
                  <svg:desc>'Sprint 1'.B4:'Sprint 1'.B4</svg:desc>
                </draw:g>
              </table:table-cell>
              <table:table-cell office:value-type="float" office:value="NaN">
                <text:p>NaN</text:p>
                <draw:g>
                  <svg:desc>'Sprint 1'.D4:'Sprint 1'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  <draw:g>
                  <svg:desc>'Sprint 1'.B5:'Sprint 1'.B5</svg:desc>
                </draw:g>
              </table:table-cell>
              <table:table-cell office:value-type="float" office:value="NaN">
                <text:p>NaN</text:p>
                <draw:g>
                  <svg:desc>'Sprint 1'.D5:'Sprint 1'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  <draw:g>
                  <svg:desc>'Sprint 1'.B6:'Sprint 1'.B6</svg:desc>
                </draw:g>
              </table:table-cell>
              <table:table-cell office:value-type="float" office:value="NaN">
                <text:p>NaN</text:p>
                <draw:g>
                  <svg:desc>'Sprint 1'.D6:'Sprint 1'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12cm" svg:height="5.541cm" xlink:href="." xlink:type="simple" chart:class="chart:bar" chart:style-name="ch1">
        <chart:title svg:x="4.123cm" svg:y="0.246cm" chart:style-name="ch2">
          <text:p>Progreso</text:p>
        </chart:title>
        <chart:subtitle svg:x="3.144cm" svg:y="1.135cm" chart:style-name="ch3">
          <text:p>Maximiliano Gonzáles</text:p>
        </chart:subtitle>
        <chart:legend chart:legend-position="end" svg:x="8.293cm" svg:y="1.973cm" style:legend-expansion="high" chart:style-name="ch4"/>
        <chart:plot-area chart:style-name="ch5" chart:data-source-has-labels="both" svg:x="0.204cm" svg:y="1.928cm" svg:width="7.885cm" svg:height="3.503cm">
          <chartooo:coordinate-region svg:x="0.825cm" svg:y="2.127cm" svg:width="7.264cm" svg:height="2.26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75cm" svg:height="5.27cm" xlink:href="." xlink:type="simple" chart:class="chart:bar" chart:style-name="ch1">
        <chart:title svg:x="4.554cm" svg:y="0.241cm" chart:style-name="ch2">
          <text:p>Progreso</text:p>
        </chart:title>
        <chart:subtitle svg:x="4.289cm" svg:y="1.125cm" chart:style-name="ch3">
          <text:p>Antonio Parra</text:p>
        </chart:subtitle>
        <chart:legend chart:legend-position="end" svg:x="9.156cm" svg:y="1.838cm" style:legend-expansion="high" chart:style-name="ch4"/>
        <chart:plot-area chart:style-name="ch5" chart:data-source-has-labels="both" svg:x="0.221cm" svg:y="1.913cm" svg:width="8.714cm" svg:height="3.252cm">
          <chartooo:coordinate-region svg:x="0.842cm" svg:y="2.112cm" svg:width="8.093cm" svg:height="2.009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53cm" svg:height="5.487cm" xlink:href="." xlink:type="simple" chart:class="chart:bar" chart:style-name="ch1">
        <chart:title svg:x="4.643cm" svg:y="0.245cm" chart:style-name="ch2">
          <text:p>Progreso</text:p>
        </chart:title>
        <chart:subtitle svg:x="4.405cm" svg:y="1.133cm" chart:style-name="ch3">
          <text:p>Víctor Quiroz</text:p>
        </chart:subtitle>
        <chart:legend chart:legend-position="end" svg:x="9.334cm" svg:y="1.946cm" style:legend-expansion="high" chart:style-name="ch4"/>
        <chart:plot-area chart:style-name="ch5" chart:data-source-has-labels="both" svg:x="0.225cm" svg:y="1.925cm" svg:width="8.884cm" svg:height="3.453cm">
          <chartooo:coordinate-region svg:x="0.846cm" svg:y="2.124cm" svg:width="8.263cm" svg:height="2.21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72cm" svg:height="5.465cm" xlink:href="." xlink:type="simple" chart:class="chart:bar" chart:style-name="ch1">
        <chart:title svg:x="4.053cm" svg:y="0.245cm" chart:style-name="ch2">
          <text:p>Progreso</text:p>
        </chart:title>
        <chart:subtitle svg:x="3.656cm" svg:y="1.133cm" chart:style-name="ch3">
          <text:p>Eduardo Lobos</text:p>
        </chart:subtitle>
        <chart:legend chart:legend-position="end" svg:x="8.153cm" svg:y="1.935cm" style:legend-expansion="high" chart:style-name="ch4"/>
        <chart:plot-area chart:style-name="ch5" chart:data-source-has-labels="both" svg:x="0.201cm" svg:y="1.925cm" svg:width="7.751cm" svg:height="3.431cm">
          <chartooo:coordinate-region svg:x="0.822cm" svg:y="2.124cm" svg:width="7.13cm" svg:height="2.188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83cm" svg:height="5.829cm" xlink:href="." xlink:type="simple" chart:class="chart:bar" chart:style-name="ch1">
        <chart:title svg:x="4.158cm" svg:y="0.252cm" chart:style-name="ch2">
          <text:p>Progreso</text:p>
        </chart:title>
        <chart:subtitle svg:x="3.629cm" svg:y="1.147cm" chart:style-name="ch3">
          <text:p>Fernando Torres</text:p>
        </chart:subtitle>
        <chart:legend chart:legend-position="end" svg:x="8.364cm" svg:y="2.117cm" style:legend-expansion="high" chart:style-name="ch4"/>
        <chart:plot-area chart:style-name="ch5" chart:data-source-has-labels="both" svg:x="0.205cm" svg:y="1.946cm" svg:width="7.954cm" svg:height="3.767cm">
          <chartooo:coordinate-region svg:x="0.826cm" svg:y="2.145cm" svg:width="7.333cm" svg:height="2.524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12cm" svg:height="5.541cm" xlink:href="." xlink:type="simple" chart:class="chart:bar" chart:style-name="ch1">
        <chart:title svg:x="4.123cm" svg:y="0.246cm" chart:style-name="ch2">
          <text:p>Progreso</text:p>
        </chart:title>
        <chart:subtitle svg:x="3.144cm" svg:y="1.135cm" chart:style-name="ch3">
          <text:p>Maximiliano Gonzáles</text:p>
        </chart:subtitle>
        <chart:legend chart:legend-position="end" svg:x="8.293cm" svg:y="1.973cm" style:legend-expansion="high" chart:style-name="ch4"/>
        <chart:plot-area chart:style-name="ch5" chart:data-source-has-labels="both" svg:x="0.204cm" svg:y="1.928cm" svg:width="7.885cm" svg:height="3.503cm">
          <chartooo:coordinate-region svg:x="0.825cm" svg:y="2.127cm" svg:width="7.264cm" svg:height="2.26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22cm" svg:height="5.825cm" xlink:href=".." xlink:type="simple" chart:class="chart:bar" chart:style-name="ch1">
        <chart:title svg:x="4.778cm" svg:y="0.252cm" chart:style-name="ch2">
          <text:p>Progreso</text:p>
        </chart:title>
        <chart:subtitle svg:x="4.54cm" svg:y="1.147cm" chart:style-name="ch3">
          <text:p>Víctor Quiroz</text:p>
        </chart:subtitle>
        <chart:legend chart:legend-position="end" svg:x="9.603cm" svg:y="2.115cm" style:legend-expansion="high" chart:style-name="ch4"/>
        <chart:plot-area chart:style-name="ch5" table:cell-range-address="'Sprint 1'.D8:'Sprint 1'.G11 'Sprint 1'.B9:'Sprint 1'.B11" chart:data-source-has-labels="both" svg:x="0.23cm" svg:y="1.946cm" svg:width="9.143cm" svg:height="3.763cm">
          <chartooo:coordinate-region svg:x="0.851cm" svg:y="2.145cm" svg:width="8.522cm" svg:height="2.52cm"/>
          <chart:axis chart:dimension="x" chart:name="primary-x" chart:style-name="ch6" chartooo:axis-type="auto">
            <chartooo:date-scale/>
            <chart:categories table:cell-range-address="'Sprint 1'.D8:'Sprint 1'.G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print 1'.D9:'Sprint 1'.G9" chart:label-cell-address="'Sprint 1'.B9:'Sprint 1'.B9" chart:class="chart:bar">
            <chart:data-point chart:repeated="4"/>
          </chart:series>
          <chart:series chart:style-name="ch10" chart:values-cell-range-address="'Sprint 1'.D10:'Sprint 1'.G10" chart:label-cell-address="'Sprint 1'.B10:'Sprint 1'.B10" chart:class="chart:bar">
            <chart:data-point chart:repeated="4"/>
          </chart:series>
          <chart:series chart:style-name="ch11" chart:values-cell-range-address="'Sprint 1'.D11:'Sprint 1'.G11" chart:label-cell-address="'Sprint 1'.B11:'Sprint 1'.B1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  <draw:g>
                  <svg:desc>'Sprint 1'.D8:'Sprint 1'.G8</svg:desc>
                </draw:g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  <draw:g>
                  <svg:desc>'Sprint 1'.B9:'Sprint 1'.B9</svg:desc>
                </draw:g>
              </table:table-cell>
              <table:table-cell office:value-type="float" office:value="NaN">
                <text:p>NaN</text:p>
                <draw:g>
                  <svg:desc>'Sprint 1'.D9:'Sprint 1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  <draw:g>
                  <svg:desc>'Sprint 1'.B10:'Sprint 1'.B10</svg:desc>
                </draw:g>
              </table:table-cell>
              <table:table-cell office:value-type="float" office:value="NaN">
                <text:p>NaN</text:p>
                <draw:g>
                  <svg:desc>'Sprint 1'.D10:'Sprint 1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  <draw:g>
                  <svg:desc>'Sprint 1'.B11:'Sprint 1'.B11</svg:desc>
                </draw:g>
              </table:table-cell>
              <table:table-cell office:value-type="float" office:value="NaN">
                <text:p>NaN</text:p>
                <draw:g>
                  <svg:desc>'Sprint 1'.D11:'Sprint 1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13cm" svg:height="5.801cm" xlink:href=".." xlink:type="simple" chart:class="chart:bar" chart:style-name="ch1">
        <chart:title svg:x="4.173cm" svg:y="0.252cm" chart:style-name="ch2">
          <text:p>Progreso</text:p>
        </chart:title>
        <chart:subtitle svg:x="3.776cm" svg:y="1.147cm" chart:style-name="ch3">
          <text:p>Eduardo Lobos</text:p>
        </chart:subtitle>
        <chart:legend chart:legend-position="end" svg:x="8.394cm" svg:y="2.103cm" style:legend-expansion="high" chart:style-name="ch4"/>
        <chart:plot-area chart:style-name="ch5" table:cell-range-address="'Sprint 1'.D18:'Sprint 1'.G21 'Sprint 1'.B19:'Sprint 1'.B21" chart:data-source-has-labels="both" svg:x="0.206cm" svg:y="1.946cm" svg:width="7.982cm" svg:height="3.739cm">
          <chartooo:coordinate-region svg:x="0.827cm" svg:y="2.145cm" svg:width="7.361cm" svg:height="2.496cm"/>
          <chart:axis chart:dimension="x" chart:name="primary-x" chart:style-name="ch6" chartooo:axis-type="auto">
            <chartooo:date-scale/>
            <chart:categories table:cell-range-address="'Sprint 1'.D18:'Sprint 1'.G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print 1'.D19:'Sprint 1'.G19" chart:label-cell-address="'Sprint 1'.B19:'Sprint 1'.B19" chart:class="chart:bar">
            <chart:data-point chart:repeated="4"/>
          </chart:series>
          <chart:series chart:style-name="ch10" chart:values-cell-range-address="'Sprint 1'.D20:'Sprint 1'.G20" chart:label-cell-address="'Sprint 1'.B20:'Sprint 1'.B20" chart:class="chart:bar">
            <chart:data-point chart:repeated="4"/>
          </chart:series>
          <chart:series chart:style-name="ch11" chart:values-cell-range-address="'Sprint 1'.D21:'Sprint 1'.G21" chart:label-cell-address="'Sprint 1'.B21:'Sprint 1'.B2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  <draw:g>
                  <svg:desc>'Sprint 1'.D18:'Sprint 1'.G18</svg:desc>
                </draw:g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  <draw:g>
                  <svg:desc>'Sprint 1'.B19:'Sprint 1'.B19</svg:desc>
                </draw:g>
              </table:table-cell>
              <table:table-cell office:value-type="float" office:value="NaN">
                <text:p>NaN</text:p>
                <draw:g>
                  <svg:desc>'Sprint 1'.D19:'Sprint 1'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  <draw:g>
                  <svg:desc>'Sprint 1'.B20:'Sprint 1'.B20</svg:desc>
                </draw:g>
              </table:table-cell>
              <table:table-cell office:value-type="float" office:value="NaN">
                <text:p>NaN</text:p>
                <draw:g>
                  <svg:desc>'Sprint 1'.D20:'Sprint 1'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  <draw:g>
                  <svg:desc>'Sprint 1'.B21:'Sprint 1'.B21</svg:desc>
                </draw:g>
              </table:table-cell>
              <table:table-cell office:value-type="float" office:value="NaN">
                <text:p>NaN</text:p>
                <draw:g>
                  <svg:desc>'Sprint 1'.D21:'Sprint 1'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29cm" svg:height="6.187cm" xlink:href=".." xlink:type="simple" chart:class="chart:bar" chart:style-name="ch1">
        <chart:title svg:x="4.281cm" svg:y="0.259cm" chart:style-name="ch2">
          <text:p>Progreso</text:p>
        </chart:title>
        <chart:subtitle svg:x="3.752cm" svg:y="1.161cm" chart:style-name="ch3">
          <text:p>Fernando Torres</text:p>
        </chart:subtitle>
        <chart:legend chart:legend-position="end" svg:x="8.61cm" svg:y="2.296cm" style:legend-expansion="high" chart:style-name="ch4"/>
        <chart:plot-area chart:style-name="ch5" table:cell-range-address="'Sprint 1'.D18:'Sprint 1'.G21 'Sprint 1'.B19:'Sprint 1'.B21" chart:data-source-has-labels="both" svg:x="0.21cm" svg:y="1.967cm" svg:width="8.19cm" svg:height="4.097cm">
          <chartooo:coordinate-region svg:x="0.831cm" svg:y="2.166cm" svg:width="7.569cm" svg:height="2.854cm"/>
          <chart:axis chart:dimension="x" chart:name="primary-x" chart:style-name="ch6" chartooo:axis-type="auto">
            <chartooo:date-scale/>
            <chart:categories table:cell-range-address="'Sprint 1'.D18:'Sprint 1'.G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print 1'.D19:'Sprint 1'.G19" chart:label-cell-address="'Sprint 1'.B19:'Sprint 1'.B19" chart:class="chart:bar">
            <chart:data-point chart:repeated="4"/>
          </chart:series>
          <chart:series chart:style-name="ch10" chart:values-cell-range-address="'Sprint 1'.D20:'Sprint 1'.G20" chart:label-cell-address="'Sprint 1'.B20:'Sprint 1'.B20" chart:class="chart:bar">
            <chart:data-point chart:repeated="4"/>
          </chart:series>
          <chart:series chart:style-name="ch11" chart:values-cell-range-address="'Sprint 1'.D21:'Sprint 1'.G21" chart:label-cell-address="'Sprint 1'.B21:'Sprint 1'.B2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  <draw:g>
                  <svg:desc>'Sprint 1'.D18:'Sprint 1'.G18</svg:desc>
                </draw:g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  <draw:g>
                  <svg:desc>'Sprint 1'.B19:'Sprint 1'.B19</svg:desc>
                </draw:g>
              </table:table-cell>
              <table:table-cell office:value-type="float" office:value="NaN">
                <text:p>NaN</text:p>
                <draw:g>
                  <svg:desc>'Sprint 1'.D19:'Sprint 1'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  <draw:g>
                  <svg:desc>'Sprint 1'.B20:'Sprint 1'.B20</svg:desc>
                </draw:g>
              </table:table-cell>
              <table:table-cell office:value-type="float" office:value="NaN">
                <text:p>NaN</text:p>
                <draw:g>
                  <svg:desc>'Sprint 1'.D20:'Sprint 1'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  <draw:g>
                  <svg:desc>'Sprint 1'.B21:'Sprint 1'.B21</svg:desc>
                </draw:g>
              </table:table-cell>
              <table:table-cell office:value-type="float" office:value="NaN">
                <text:p>NaN</text:p>
                <draw:g>
                  <svg:desc>'Sprint 1'.D21:'Sprint 1'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456cm" svg:height="5.882cm" xlink:href=".." xlink:type="simple" chart:class="chart:bar" chart:style-name="ch1">
        <chart:title svg:x="4.245cm" svg:y="0.253cm" chart:style-name="ch2">
          <text:p>Progreso</text:p>
        </chart:title>
        <chart:subtitle svg:x="3.266cm" svg:y="1.149cm" chart:style-name="ch3">
          <text:p>Maximiliano Gonzáles</text:p>
        </chart:subtitle>
        <chart:legend chart:legend-position="end" svg:x="8.537cm" svg:y="2.144cm" style:legend-expansion="high" chart:style-name="ch4"/>
        <chart:plot-area chart:style-name="ch5" table:cell-range-address="'Sprint 1'.D23:'Sprint 1'.G26 'Sprint 1'.B24:'Sprint 1'.B26" chart:data-source-has-labels="both" svg:x="0.209cm" svg:y="1.949cm" svg:width="8.119cm" svg:height="3.816cm">
          <chartooo:coordinate-region svg:x="0.83cm" svg:y="2.148cm" svg:width="7.498cm" svg:height="2.573cm"/>
          <chart:axis chart:dimension="x" chart:name="primary-x" chart:style-name="ch6" chartooo:axis-type="auto">
            <chartooo:date-scale/>
            <chart:categories table:cell-range-address="'Sprint 1'.D23:'Sprint 1'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print 1'.D24:'Sprint 1'.G24" chart:label-cell-address="'Sprint 1'.B24:'Sprint 1'.B24" chart:class="chart:bar">
            <chart:data-point chart:repeated="4"/>
          </chart:series>
          <chart:series chart:style-name="ch10" chart:values-cell-range-address="'Sprint 1'.D25:'Sprint 1'.G25" chart:label-cell-address="'Sprint 1'.B25:'Sprint 1'.B25" chart:class="chart:bar">
            <chart:data-point chart:repeated="4"/>
          </chart:series>
          <chart:series chart:style-name="ch11" chart:values-cell-range-address="'Sprint 1'.D26:'Sprint 1'.G26" chart:label-cell-address="'Sprint 1'.B26:'Sprint 1'.B2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  <draw:g>
                  <svg:desc>'Sprint 1'.D23:'Sprint 1'.G23</svg:desc>
                </draw:g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  <draw:g>
                  <svg:desc>'Sprint 1'.B24:'Sprint 1'.B24</svg:desc>
                </draw:g>
              </table:table-cell>
              <table:table-cell office:value-type="float" office:value="NaN">
                <text:p>NaN</text:p>
                <draw:g>
                  <svg:desc>'Sprint 1'.D24:'Sprint 1'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  <draw:g>
                  <svg:desc>'Sprint 1'.B25:'Sprint 1'.B25</svg:desc>
                </draw:g>
              </table:table-cell>
              <table:table-cell office:value-type="float" office:value="NaN">
                <text:p>NaN</text:p>
                <draw:g>
                  <svg:desc>'Sprint 1'.D25:'Sprint 1'.G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  <draw:g>
                  <svg:desc>'Sprint 1'.B26:'Sprint 1'.B26</svg:desc>
                </draw:g>
              </table:table-cell>
              <table:table-cell office:value-type="float" office:value="NaN">
                <text:p>NaN</text:p>
                <draw:g>
                  <svg:desc>'Sprint 1'.D26:'Sprint 1'.G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75cm" svg:height="5.27cm" xlink:href="." xlink:type="simple" chart:class="chart:bar" chart:style-name="ch1">
        <chart:title svg:x="4.554cm" svg:y="0.241cm" chart:style-name="ch2">
          <text:p>Progreso</text:p>
        </chart:title>
        <chart:subtitle svg:x="4.289cm" svg:y="1.125cm" chart:style-name="ch3">
          <text:p>Antonio Parra</text:p>
        </chart:subtitle>
        <chart:legend chart:legend-position="end" svg:x="9.156cm" svg:y="1.838cm" style:legend-expansion="high" chart:style-name="ch4"/>
        <chart:plot-area chart:style-name="ch5" chart:data-source-has-labels="both" svg:x="0.221cm" svg:y="1.913cm" svg:width="8.714cm" svg:height="3.252cm">
          <chartooo:coordinate-region svg:x="0.842cm" svg:y="2.112cm" svg:width="8.093cm" svg:height="2.009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53cm" svg:height="5.487cm" xlink:href="." xlink:type="simple" chart:class="chart:bar" chart:style-name="ch1">
        <chart:title svg:x="4.643cm" svg:y="0.245cm" chart:style-name="ch2">
          <text:p>Progreso</text:p>
        </chart:title>
        <chart:subtitle svg:x="4.405cm" svg:y="1.133cm" chart:style-name="ch3">
          <text:p>Víctor Quiroz</text:p>
        </chart:subtitle>
        <chart:legend chart:legend-position="end" svg:x="9.334cm" svg:y="1.946cm" style:legend-expansion="high" chart:style-name="ch4"/>
        <chart:plot-area chart:style-name="ch5" chart:data-source-has-labels="both" svg:x="0.225cm" svg:y="1.925cm" svg:width="8.884cm" svg:height="3.453cm">
          <chartooo:coordinate-region svg:x="0.846cm" svg:y="2.124cm" svg:width="8.263cm" svg:height="2.21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72cm" svg:height="5.465cm" xlink:href="." xlink:type="simple" chart:class="chart:bar" chart:style-name="ch1">
        <chart:title svg:x="4.053cm" svg:y="0.245cm" chart:style-name="ch2">
          <text:p>Progreso</text:p>
        </chart:title>
        <chart:subtitle svg:x="3.656cm" svg:y="1.133cm" chart:style-name="ch3">
          <text:p>Eduardo Lobos</text:p>
        </chart:subtitle>
        <chart:legend chart:legend-position="end" svg:x="8.153cm" svg:y="1.935cm" style:legend-expansion="high" chart:style-name="ch4"/>
        <chart:plot-area chart:style-name="ch5" chart:data-source-has-labels="both" svg:x="0.201cm" svg:y="1.925cm" svg:width="7.751cm" svg:height="3.431cm">
          <chartooo:coordinate-region svg:x="0.822cm" svg:y="2.124cm" svg:width="7.13cm" svg:height="2.188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83cm" svg:height="5.829cm" xlink:href="." xlink:type="simple" chart:class="chart:bar" chart:style-name="ch1">
        <chart:title svg:x="4.158cm" svg:y="0.252cm" chart:style-name="ch2">
          <text:p>Progreso</text:p>
        </chart:title>
        <chart:subtitle svg:x="3.629cm" svg:y="1.147cm" chart:style-name="ch3">
          <text:p>Fernando Torres</text:p>
        </chart:subtitle>
        <chart:legend chart:legend-position="end" svg:x="8.364cm" svg:y="2.117cm" style:legend-expansion="high" chart:style-name="ch4"/>
        <chart:plot-area chart:style-name="ch5" chart:data-source-has-labels="both" svg:x="0.205cm" svg:y="1.946cm" svg:width="7.954cm" svg:height="3.767cm">
          <chartooo:coordinate-region svg:x="0.826cm" svg:y="2.145cm" svg:width="7.333cm" svg:height="2.524cm"/>
          <chart:axis chart:dimension="x" chart:name="primary-x" chart:style-name="ch6" chartooo:axis-type="auto">
            <chartooo:date-scale/>
            <chart:categories table:cell-range-address="local-table.$B$1:.$E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era
Semana</text:p>
              </table:table-cell>
              <table:table-cell office:value-type="string">
                <text:p>Segunda
Semana</text:p>
              </table:table-cell>
              <table:table-cell office:value-type="string">
                <text:p>Tercera
Semana</text:p>
              </table:table-cell>
              <table:table-cell office:value-type="string">
                <text:p>Cuarta
Semana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